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3.399cm" style:rel-column-width="13107*"/>
    </style:style>
    <style:style style:name="Таблица5.A1" style:family="table-cell">
      <style:table-cell-properties style:vertical-align="middle" fo:padding="0.097cm" fo:border-left="0.002cm solid #000000" fo:border-right="none" fo:border-top="0.002cm solid #000000" fo:border-bottom="0.002cm solid #000000"/>
    </style:style>
    <style:style style:name="Таблица5.E1" style:family="table-cell">
      <style:table-cell-properties style:vertical-align="middle"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data-style-name="N37">
      <style:table-cell-properties fo:padding="0.097cm" fo:border-left="0.002cm solid #000000" fo:border-right="none" fo:border-top="none" fo:border-bottom="0.002cm solid #000000"/>
    </style:style>
    <style:style style:name="Таблица5.E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3.103cm" style:rel-column-width="11961*"/>
    </style:style>
    <style:style style:name="Таблица1.B" style:family="table-column">
      <style:table-column-properties style:column-width="10.102cm" style:rel-column-width="38945*"/>
    </style:style>
    <style:style style:name="Таблица1.C" style:family="table-column">
      <style:table-column-properties style:column-width="2.431cm" style:rel-column-width="9370*"/>
    </style:style>
    <style:style style:name="Таблица1.D" style:family="table-column">
      <style:table-column-properties style:column-width="1.363cm" style:rel-column-width="5259*"/>
    </style:style>
    <style:style style:name="Таблица1.A1" style:family="table-cell">
      <style:table-cell-properties style:vertical-align="middle" fo:padding="0.097cm" fo:border-left="0.002cm solid #000000" fo:border-right="none" fo:border-top="0.002cm solid #000000" fo:border-bottom="0.002cm solid #000000"/>
    </style:style>
    <style:style style:name="Таблица1.D1" style:family="table-cell">
      <style:table-cell-properties style:vertical-align="middle"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3.343cm" style:rel-column-width="12886*"/>
    </style:style>
    <style:style style:name="Таблица3.B" style:family="table-column">
      <style:table-column-properties style:column-width="9.574cm" style:rel-column-width="36912*"/>
    </style:style>
    <style:style style:name="Таблица3.C" style:family="table-column">
      <style:table-column-properties style:column-width="2.741cm" style:rel-column-width="10567*"/>
    </style:style>
    <style:style style:name="Таблица3.D" style:family="table-column">
      <style:table-column-properties style:column-width="1.341cm" style:rel-column-width="5170*"/>
    </style:style>
    <style:style style:name="Таблица3.A1" style:family="table-cell">
      <style:table-cell-properties fo:padding="0.097cm" fo:border-left="0.002cm solid #000000" fo:border-right="none" fo:border-top="0.002cm solid #000000" fo:border-bottom="0.002cm solid #000000"/>
    </style:style>
    <style:style style:name="Таблица3.D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D2" style:family="table-cell">
      <style:table-cell-properties fo:padding="0.097cm" fo:border-left="0.002cm solid #000000" fo:border-right="0.002cm solid #000000" fo:border-top="none" fo:border-bottom="0.002cm solid #000000"/>
    </style:style>
    <style:style style:name="Таблица3.A8" style:family="table-cell">
      <style:table-cell-properties fo:padding="0.097cm" fo:border-left="0.002cm solid #000000" fo:border-right="none" fo:border-top="none" fo:border-bottom="none"/>
    </style:style>
    <style:style style:name="Таблица3.D8" style:family="table-cell">
      <style:table-cell-properties fo:padding="0.097cm" fo:border-left="0.002cm solid #000000" fo:border-right="0.002cm solid #000000" fo:border-top="none" fo:border-bottom="none"/>
    </style:style>
    <style:style style:name="Таблица2" style:family="table">
      <style:table-properties style:width="16.999cm" table:align="margins"/>
    </style:style>
    <style:style style:name="Таблица2.A" style:family="table-column">
      <style:table-column-properties style:column-width="2.164cm" style:rel-column-width="8344*"/>
    </style:style>
    <style:style style:name="Таблица2.B" style:family="table-column">
      <style:table-column-properties style:column-width="10.873cm" style:rel-column-width="41917*"/>
    </style:style>
    <style:style style:name="Таблица2.C" style:family="table-column">
      <style:table-column-properties style:column-width="2.671cm" style:rel-column-width="10295*"/>
    </style:style>
    <style:style style:name="Таблица2.D" style:family="table-column">
      <style:table-column-properties style:column-width="1.291cm" style:rel-column-width="4979*"/>
    </style:style>
    <style:style style:name="Таблица2.A1" style:family="table-cell">
      <style:table-cell-properties style:vertical-align="middle" fo:padding="0.097cm" fo:border-left="0.002cm solid #000000" fo:border-right="none" fo:border-top="0.002cm solid #000000" fo:border-bottom="0.002cm solid #000000"/>
    </style:style>
    <style:style style:name="Таблица2.D1" style:family="table-cell">
      <style:table-cell-properties style:vertical-align="middle"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3.295cm" style:rel-column-width="12703*"/>
    </style:style>
    <style:style style:name="Таблица4.B" style:family="table-column">
      <style:table-column-properties style:column-width="9.525cm" style:rel-column-width="36721*"/>
    </style:style>
    <style:style style:name="Таблица4.C" style:family="table-column">
      <style:table-column-properties style:column-width="3.055cm" style:rel-column-width="11778*"/>
    </style:style>
    <style:style style:name="Таблица4.D" style:family="table-column">
      <style:table-column-properties style:column-width="1.124cm" style:rel-column-width="4333*"/>
    </style:style>
    <style:style style:name="Таблица4.A1" style:family="table-cell">
      <style:table-cell-properties style:vertical-align="middle" fo:padding="0.097cm" fo:border-left="0.002cm solid #000000" fo:border-right="none" fo:border-top="0.002cm solid #000000" fo:border-bottom="0.002cm solid #000000"/>
    </style:style>
    <style:style style:name="Таблица4.D1" style:family="table-cell">
      <style:table-cell-properties style:vertical-align="middle"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ru" fo:country="RU"/>
    </style:style>
    <style:style style:name="P2" style:family="paragraph" style:parent-style-name="Text_20_body">
      <style:text-properties fo:language="en" fo:country="US"/>
    </style:style>
    <style:style style:name="P3" style:family="paragraph" style:parent-style-name="Table_20_Contents">
      <style:paragraph-properties fo:text-align="justify" style:justify-single-word="false"/>
    </style:style>
    <style:style style:name="P4" style:family="paragraph" style:parent-style-name="Table_20_Contents">
      <style:text-properties fo:language="ru" fo:country="RU"/>
    </style:style>
    <style:style style:name="P5" style:family="paragraph" style:parent-style-name="Table_20_Contents">
      <style:paragraph-properties fo:text-align="justify" style:justify-single-word="false"/>
      <style:text-properties fo:language="ru" fo:country="RU"/>
    </style:style>
    <style:style style:name="P6" style:family="paragraph" style:parent-style-name="Table_20_Contents">
      <style:paragraph-properties fo:text-align="center" style:justify-single-word="false"/>
      <style:text-properties fo:language="ru" fo:country="RU"/>
    </style:style>
    <style:style style:name="P7" style:family="paragraph" style:parent-style-name="Table_20_Contents">
      <style:paragraph-properties fo:text-align="justify" style:justify-single-word="false"/>
      <style:text-properties fo:language="ru" fo:country="RU" fo:font-weight="bold" style:font-weight-asian="bold" style:font-weight-complex="bold"/>
    </style:style>
    <style:style style:name="P8" style:family="paragraph" style:parent-style-name="Table_20_Contents">
      <style:paragraph-properties fo:text-align="center" style:justify-single-word="false"/>
      <style:text-properties fo:language="ru" fo:country="RU" fo:font-weight="bold" style:font-weight-asian="bold" style:font-weight-complex="bold"/>
    </style:style>
    <style:style style:name="P9" style:family="paragraph" style:parent-style-name="Table_20_Contents">
      <style:text-properties fo:language="en" fo:country="US"/>
    </style:style>
    <style:style style:name="P10" style:family="paragraph" style:parent-style-name="Table_20_Contents">
      <style:paragraph-properties fo:text-align="justify" style:justify-single-word="false"/>
      <style:text-properties fo:language="en" fo:country="US"/>
    </style:style>
    <style:style style:name="P11" style:family="paragraph" style:parent-style-name="Table_20_Contents">
      <style:paragraph-properties fo:text-align="center" style:justify-single-word="false"/>
      <style:text-properties fo:language="en" fo:country="US"/>
    </style:style>
    <style:style style:name="P12" style:family="paragraph" style:parent-style-name="Table_20_Contents">
      <style:paragraph-properties fo:text-align="center" style:justify-single-word="false"/>
      <style:text-properties fo:language="en" fo:country="US" fo:font-weight="bold" style:font-weight-asian="bold" style:font-weight-complex="bold"/>
    </style:style>
    <style:style style:name="P13" style:family="paragraph" style:parent-style-name="Table_20_Contents">
      <style:paragraph-properties fo:text-align="justify" style:justify-single-word="false"/>
      <style:text-properties fo:font-size="10pt" fo:language="en" fo:country="US" style:font-size-asian="10pt" style:font-size-complex="10pt"/>
    </style:style>
    <style:style style:name="P14" style:family="paragraph" style:parent-style-name="Table_20_Contents">
      <style:paragraph-properties fo:text-align="justify" style:justify-single-word="false"/>
      <style:text-properties fo:font-size="10pt" fo:language="ru" fo:country="RU" style:font-size-asian="10pt" style:font-size-complex="10pt"/>
    </style:style>
    <style:style style:name="P15" style:family="paragraph" style:parent-style-name="Table_20_Contents">
      <style:paragraph-properties fo:text-align="justify" style:justify-single-word="false"/>
      <style:text-properties fo:font-size="10pt" style:font-size-asian="10pt" style:font-size-complex="10pt"/>
    </style:style>
    <style:style style:name="P1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7" style:family="paragraph" style:parent-style-name="Standard" style:list-style-name="L3">
      <style:text-properties fo:language="en" fo:country="US"/>
    </style:style>
    <style:style style:name="P18" style:family="paragraph" style:parent-style-name="Table_20_Contents">
      <style:text-properties fo:language="en" fo:country="US"/>
    </style:style>
    <style:style style:name="P19" style:family="paragraph" style:parent-style-name="Table_20_Contents" style:list-style-name="L4">
      <style:text-properties fo:language="en" fo:country="US"/>
    </style:style>
    <style:style style:name="P20" style:family="paragraph" style:parent-style-name="Table_20_Contents">
      <style:paragraph-properties fo:text-align="justify" style:justify-single-word="false"/>
      <style:text-properties fo:language="en" fo:country="US"/>
    </style:style>
    <style:style style:name="P21" style:family="paragraph" style:parent-style-name="Table_20_Contents">
      <style:paragraph-properties fo:text-align="justify" style:justify-single-word="false"/>
      <style:text-properties fo:language="ru" fo:country="RU"/>
    </style:style>
    <style:style style:name="P22" style:family="paragraph" style:parent-style-name="Table_20_Contents">
      <style:paragraph-properties fo:text-align="justify" style:justify-single-word="false"/>
    </style:style>
    <style:style style:name="P23" style:family="paragraph" style:parent-style-name="Heading_20_2">
      <style:text-properties fo:language="en" fo:country="US"/>
    </style:style>
    <style:style style:name="P24" style:family="paragraph" style:parent-style-name="Heading_20_2">
      <style:text-properties fo:language="ru" fo:country="RU"/>
    </style:style>
    <style:style style:name="P25" style:family="paragraph" style:parent-style-name="Heading_20_2">
      <style:paragraph-properties fo:break-before="page"/>
      <style:text-properties fo:language="ru" fo:country="RU"/>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Text_20_body">
      <style:text-properties fo:language="ru" fo:country="RU"/>
    </style:style>
    <style:style style:name="P29" style:family="paragraph" style:parent-style-name="Text_20_body" style:list-style-name="L1">
      <style:text-properties fo:language="ru" fo:country="RU"/>
    </style:style>
    <style:style style:name="P30" style:family="paragraph" style:parent-style-name="Text_20_body" style:list-style-name="L2">
      <style:text-properties fo:language="ru" fo:country="RU"/>
    </style:style>
    <style:style style:name="P31" style:family="paragraph" style:parent-style-name="Text_20_body" style:list-style-name="L6">
      <style:text-properties fo:language="ru" fo:country="RU"/>
    </style:style>
    <style:style style:name="P32" style:family="paragraph" style:parent-style-name="Text_20_body" style:list-style-name="L7">
      <style:text-properties fo:language="ru" fo:country="RU"/>
    </style:style>
    <style:style style:name="P33" style:family="paragraph" style:parent-style-name="Text_20_body" style:list-style-name="L8">
      <style:text-properties fo:language="ru" fo:country="RU"/>
    </style:style>
    <style:style style:name="P34" style:family="paragraph" style:parent-style-name="Text_20_body">
      <style:text-properties fo:language="en" fo:country="US"/>
    </style:style>
    <style:style style:name="P35" style:family="paragraph" style:parent-style-name="Text_20_body" style:list-style-name="L1">
      <style:text-properties fo:language="en" fo:country="US"/>
    </style:style>
    <style:style style:name="P36" style:family="paragraph" style:parent-style-name="Text_20_body" style:list-style-name="L2">
      <style:text-properties fo:language="en" fo:country="US"/>
    </style:style>
    <style:style style:name="P37" style:family="paragraph" style:parent-style-name="Text_20_body" style:list-style-name="L5">
      <style:text-properties fo:language="en" fo:country="US"/>
    </style:style>
    <style:style style:name="P38" style:family="paragraph" style:parent-style-name="Text_20_body" style:list-style-name="L3"/>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6">
      <style:text-properties fo:language="uk" fo:country="UA"/>
    </style:style>
    <style:style style:name="P42" style:family="paragraph" style:parent-style-name="Text_20_body" style:list-style-name="L7"/>
    <style:style style:name="P43" style:family="paragraph" style:parent-style-name="Text_20_body" style:list-style-name="L8"/>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ru" fo:country="RU"/>
    </style:style>
    <style:style style:name="T4" style:family="text">
      <style:text-properties fo:language="ru" fo:country="RU" fo:font-style="normal" fo:font-weight="normal" style:font-style-asian="normal" style:font-weight-asian="normal" style:font-style-complex="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language="uk" fo:country="UA"/>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ction <text:span text:style-name="T1">API</text:span></text:p>
      <text:p text:style-name="Standard"/>
      <text:p text:style-name="Text_20_body"/>
      <text:p text:style-name="Text_20_body"/>
      <text:p text:style-name="Text_20_body"/>
      <text:p text:style-name="Text_20_body"/>
      <text:p text:style-name="Text_20_body"/>
      <text:p text:style-name="Text_20_body"/>
      <text:table-of-content text:style-name="Sect1" text:protected="true" text:name="Оглавление1">
        <text:table-of-content-source text:outline-level="3">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Оглавление</text:p>
          </text:index-title>
          <text:p text:style-name="P26">История<text:tab/>2</text:p>
          <text:p text:style-name="P26">Общие положения<text:tab/>2</text:p>
          <text:p text:style-name="P26">Action<text:tab/>2</text:p>
          <text:p text:style-name="P26">Атрибуты action<text:tab/>2</text:p>
          <text:p text:style-name="P26">Действия определённые на уровне платформы<text:tab/>4</text:p>
          <text:p text:style-name="P27">Распахнуть на весь экран/Свернуть<text:tab/>4</text:p>
          <text:p text:style-name="P27">Показать/Спрятать избранное<text:tab/>4</text:p>
          <text:p text:style-name="P27">Обновить<text:tab/>4</text:p>
          <text:p text:style-name="P27">Создать<text:tab/>4</text:p>
          <text:p text:style-name="P27">Сохранить<text:tab/>4</text:p>
          <text:p text:style-name="P27">Удалить <text:tab/>4</text:p>
          <text:p text:style-name="P27">Закрыть редактор в центральной панели<text:tab/>4</text:p>
          <text:p text:style-name="P27">Открыть редактор в центральной панели<text:tab/>4</text:p>
          <text:p text:style-name="P26">Контейнеры для Action.<text:tab/>4</text:p>
          <text:p text:style-name="P27">action-group<text:tab/>5</text:p>
          <text:p text:style-name="P27">menu-bar<text:tab/>6</text:p>
          <text:p text:style-name="P27">tool-bar<text:tab/>6</text:p>
          <text:p text:style-name="P27">popup-menu<text:tab/>7</text:p>
          <text:p text:style-name="P26">Вспомогательные компоненты<text:tab/>7</text:p>
          <text:p text:style-name="P27">action-ref <text:tab/>7</text:p>
          <text:p text:style-name="P27">action-separator<text:tab/>9</text:p>
          <text:p text:style-name="P27">Примеры описаний<text:tab/>9</text:p>
          <text:p text:style-name="P26">Навигация в Action API<text:tab/>9</text:p>
          <text:p text:style-name="P26">Использование диалогов в Action API<text:tab/>10</text:p>
          <text:p text:style-name="P26">Использование Action API<text:tab/>10</text:p>
          <text:p text:style-name="P26">Примеры описания для action<text:tab/>10</text:p>
        </text:index-body>
      </text:table-of-content>
      <text:p text:style-name="Text_20_body"/>
      <text:p text:style-name="Text_20_body"/>
      <text:p text:style-name="Text_20_body"/>
      <text:p text:style-name="Text_20_body"/>
      <text:p text:style-name="Text_20_body"/>
      <text:p text:style-name="Text_20_body"/>
      <text:h text:style-name="P25" text:outline-level="2">История</text:h>
      <table:table table:name="Таблица5" table:style-name="Таблица5">
        <table:table-column table:style-name="Таблица5.A" table:number-columns-repeated="5"/>
        <table:table-row>
          <table:table-cell table:style-name="Таблица5.A1" office:value-type="string">
            <text:p text:style-name="P6">Версия</text:p>
          </table:table-cell>
          <table:table-cell table:style-name="Таблица5.A1" office:value-type="string">
            <text:p text:style-name="P6">Автор</text:p>
          </table:table-cell>
          <table:table-cell table:style-name="Таблица5.A1" office:value-type="string">
            <text:p text:style-name="P6">Дата</text:p>
          </table:table-cell>
          <table:table-cell table:style-name="Таблица5.A1" office:value-type="string">
            <text:p text:style-name="P6">Статус</text:p>
          </table:table-cell>
          <table:table-cell table:style-name="Таблица5.E1" office:value-type="string">
            <text:p text:style-name="P6">Комментарий</text:p>
          </table:table-cell>
        </table:table-row>
        <table:table-row>
          <table:table-cell table:style-name="Таблица5.A2" office:value-type="string">
            <text:p text:style-name="P13">draft</text:p>
          </table:table-cell>
          <table:table-cell table:style-name="Таблица5.A2" office:value-type="string">
            <text:p text:style-name="P14">Сергей Околот</text:p>
          </table:table-cell>
          <table:table-cell table:style-name="Таблица5.C2" office:value-type="date" office:date-value="2014-04-15">
            <text:p text:style-name="P14">15.04.14</text:p>
          </table:table-cell>
          <table:table-cell table:style-name="Таблица5.A2" office:value-type="string">
            <text:p text:style-name="P14">Новый документ</text:p>
          </table:table-cell>
          <table:table-cell table:style-name="Таблица5.E2" office:value-type="string">
            <text:p text:style-name="P15"/>
          </table:table-cell>
        </table:table-row>
        <table:table-row>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E2" office:value-type="string">
            <text:p text:style-name="P3"/>
          </table:table-cell>
        </table:table-row>
        <table:table-row>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E2" office:value-type="string">
            <text:p text:style-name="P3"/>
          </table:table-cell>
        </table:table-row>
      </table:table>
      <text:p text:style-name="P1"/>
      <text:h text:style-name="Heading_20_2" text:outline-level="2">Общие положения</text:h>
      <text:p text:style-name="Text_20_body">Список <text:span text:style-name="T1">action </text:span>присутствующих в приложении на системном уровне:</text:p>
      <text:list xml:id="list3895137862190814971" text:style-name="L1">
        <text:list-item>
          <text:list>
            <text:list-item>
              <text:p text:style-name="P29">Распахнуть на весь экран</text:p>
            </text:list-item>
            <text:list-item>
              <text:p text:style-name="P29">Справка <text:span text:style-name="T1">(Help)</text:span></text:p>
            </text:list-item>
            <text:list-item>
              <text:p text:style-name="P29">Настройка <text:span text:style-name="T1">(Settings)</text:span></text:p>
            </text:list-item>
            <text:list-item>
              <text:p text:style-name="P29">Выход из приложения</text:p>
            </text:list-item>
          </text:list>
        </text:list-item>
      </text:list>
      <text:p text:style-name="P1">Список <text:span text:style-name="T1">action </text:span>присутствующих в приложении на уровне<text:span text:style-name="T1"> </text:span>доменных объектов:</text:p>
      <text:list xml:id="list37160388" text:continue-numbering="true" text:style-name="L1">
        <text:list-item>
          <text:list>
            <text:list-item>
              <text:p text:style-name="P35">Create new</text:p>
            </text:list-item>
            <text:list-item>
              <text:p text:style-name="P35">Save</text:p>
            </text:list-item>
            <text:list-item>
              <text:p text:style-name="P35">Edit</text:p>
            </text:list-item>
            <text:list-item>
              <text:p text:style-name="P35">Delete</text:p>
            </text:list-item>
            <text:list-item>
              <text:p text:style-name="P35">Preview</text:p>
            </text:list-item>
          </text:list>
        </text:list-item>
      </text:list>
      <text:p text:style-name="P1">Список <text:span text:style-name="T1">action </text:span>присутствующих в приложении на уровне <text:span text:style-name="T1">plugin'</text:span>ов:</text:p>
      <text:list xml:id="list5374556754872112425" text:style-name="L2">
        <text:list-item>
          <text:list>
            <text:list-item>
              <text:p text:style-name="P36">Refresh</text:p>
            </text:list-item>
            <text:list-item>
              <text:p text:style-name="P36">Экспорт данных в pdf/excel/word/etc</text:p>
            </text:list-item>
            <text:list-item>
              <text:p text:style-name="P30">Печать</text:p>
            </text:list-item>
          </text:list>
        </text:list-item>
      </text:list>
      <text:h text:style-name="P23" text:outline-level="2">Action</text:h>
      <text:p text:style-name="Text_20_body"><text:tab/><text:span text:style-name="T2">PerformAction</text:span><text:span text:style-name="T1"> - </text:span>действие выполняемое <text:span text:style-name="T1">plugin'</text:span>ом/<text:span text:style-name="T1">widget'</text:span>ом (напр. «Сохранить», «Удалить», етс) (execute-action <text:span text:style-name="T3">уже занято в секюрити</text:span>)</text:p>
      <text:p text:style-name="Text_20_body"><text:tab/><text:span text:style-name="T2">NavigationAction</text:span><text:span text:style-name="T1"> </text:span>- действие навигации, которое приводит к изменению отображаемого <text:span text:style-name="T1">plugin'a/widget'a </text:span>(например «Закрыть форму редактирования», «Выбран новый пункт меню» етс). Также при выполнении действия навигации выполняются дополнительные действия:</text:p>
      <text:list xml:id="list1638433613388553541" text:style-name="L3">
        <text:list-item>
          <text:list>
            <text:list-item>
              <text:p text:style-name="P38">изменение наименования страниц;</text:p>
            </text:list-item>
            <text:list-item>
              <text:p text:style-name="P38">сохранение состояния покидаемого <text:span text:style-name="T1">plugin'a/widget'a;</text:span></text:p>
            </text:list-item>
            <text:list-item>
              <text:p text:style-name="P38">восстановление состояния создаваемого <text:span text:style-name="T1">plugin'a/widget'a;</text:span></text:p>
            </text:list-item>
            <text:list-item>
              <text:p text:style-name="P17">etc.</text:p>
            </text:list-item>
          </text:list>
        </text:list-item>
      </text:list>
      <text:p text:style-name="Text_20_body"><text:span text:style-name="T1"><text:tab/></text:span><text:span text:style-name="T2">WorkflowAction</text:span><text:span text:style-name="T1"> - </text:span>события жизненного цикла доменного объекта (например Согласовать, Утвердить, етс)</text:p>
      <text:p text:style-name="Text_20_body">Независимо от вида действия они могут поддерживать древовидную структуру.</text:p>
      <text:h text:style-name="Heading_20_2" text:outline-level="2">Атрибуты <text:span text:style-name="T1">action</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5">Наименование</text:p>
            </table:table-cell>
            <table:table-cell table:style-name="Таблица1.A1" office:value-type="string">
              <text:p text:style-name="P6">Описание</text:p>
            </table:table-cell>
            <table:table-cell table:style-name="Таблица1.A1" office:value-type="string">
              <text:p text:style-name="P6">Значение по</text:p>
              <text:p text:style-name="P6">умолчанию</text:p>
            </table:table-cell>
            <table:table-cell table:style-name="Таблица1.D1" office:value-type="string">
              <text:p text:style-name="P11">required</text:p>
            </table:table-cell>
          </table:table-row>
        </table:table-header-rows>
        <table:table-row>
          <table:table-cell table:style-name="Таблица1.A2" office:value-type="string">
            <text:p text:style-name="P10">id</text:p>
          </table:table-cell>
          <table:table-cell table:style-name="Таблица1.A2" office:value-type="string">
            <text:p text:style-name="Table_20_Contents">уникальный идентификатор компонента</text:p>
          </table:table-cell>
          <table:table-cell table:style-name="Таблица1.A2" office:value-type="string">
            <text:p text:style-name="P10">-</text:p>
          </table:table-cell>
          <table:table-cell table:style-name="Таблица1.D2" office:value-type="string">
            <text:p text:style-name="P10"/>
          </table:table-cell>
        </table:table-row>
        <table:table-row>
          <table:table-cell table:style-name="Таблица1.A2" office:value-type="string">
            <text:p text:style-name="Table_20_Contents">style</text:p>
          </table:table-cell>
          <table:table-cell table:style-name="Таблица1.A2" office:value-type="string">
            <text:p text:style-name="P4">дополнительные стили отображения компонента</text:p>
          </table:table-cell>
          <table:table-cell table:style-name="Таблица1.A2" office:value-type="string">
            <text:p text:style-name="P10">-</text:p>
          </table:table-cell>
          <table:table-cell table:style-name="Таблица1.D2" office:value-type="string">
            <text:p text:style-name="P10"/>
          </table:table-cell>
        </table:table-row>
        <table:table-row>
          <table:table-cell table:style-name="Таблица1.A2" office:value-type="string">
            <text:p text:style-name="Table_20_Contents">styleClass</text:p>
          </table:table-cell>
          <table:table-cell table:style-name="Таблица1.A2" office:value-type="string">
            <text:p text:style-name="P4">классы стилей отображения компонента, стиль по <text:soft-page-break/>умолчанию удаляется</text:p>
          </table:table-cell>
          <table:table-cell table:style-name="Таблица1.A2" office:value-type="string">
            <text:p text:style-name="P10">-</text:p>
          </table:table-cell>
          <table:table-cell table:style-name="Таблица1.D2" office:value-type="string">
            <text:p text:style-name="P10"/>
          </table:table-cell>
        </table:table-row>
        <table:table-row>
          <table:table-cell table:style-name="Таблица1.A2" office:value-type="string">
            <text:p text:style-name="Table_20_Contents">addStyleClass</text:p>
          </table:table-cell>
          <table:table-cell table:style-name="Таблица1.A2" office:value-type="string">
            <text:p text:style-name="P4">дополнительные стили отображения компонента, стиль по умолчанию у компонента не удаляется</text:p>
          </table:table-cell>
          <table:table-cell table:style-name="Таблица1.A2" office:value-type="string">
            <text:p text:style-name="P10">-</text:p>
          </table:table-cell>
          <table:table-cell table:style-name="Таблица1.D2" office:value-type="string">
            <text:p text:style-name="P10"/>
          </table:table-cell>
        </table:table-row>
        <table:table-row>
          <table:table-cell table:style-name="Таблица1.A2" office:value-type="string">
            <text:p text:style-name="Table_20_Contents">componentName</text:p>
          </table:table-cell>
          <table:table-cell table:style-name="Таблица1.A2" office:value-type="string">
            <text:p text:style-name="Table_20_Contents"><text:span text:style-name="T3">наименование компонента </text:span>GUI</text:p>
          </table:table-cell>
          <table:table-cell table:style-name="Таблица1.A2" office:value-type="string">
            <text:p text:style-name="P10">-</text:p>
          </table:table-cell>
          <table:table-cell table:style-name="Таблица1.D2" office:value-type="string">
            <text:p text:style-name="P10">X</text:p>
          </table:table-cell>
        </table:table-row>
        <table:table-row>
          <table:table-cell table:style-name="Таблица1.A2" office:value-type="string">
            <text:p text:style-name="Table_20_Contents">rendered</text:p>
          </table:table-cell>
          <table:table-cell table:style-name="Таблица1.A2" office:value-type="string">
            <text:p text:style-name="Table_20_Contents"><text:span text:style-name="T3">признак отображения компонента на экране (например при наличии определенной роли Пользователя, наличие совокупности данных на </text:span>plugin'e/widget'e, etc<text:span text:style-name="T3">).</text:span></text:p>
          </table:table-cell>
          <table:table-cell table:style-name="Таблица1.A2" office:value-type="string">
            <text:p text:style-name="P10">true</text:p>
          </table:table-cell>
          <table:table-cell table:style-name="Таблица1.D2" office:value-type="string">
            <text:p text:style-name="P10"/>
          </table:table-cell>
        </table:table-row>
        <table:table-row>
          <table:table-cell table:style-name="Таблица1.A2" office:value-type="string">
            <text:p text:style-name="Table_20_Contents">disabled</text:p>
          </table:table-cell>
          <table:table-cell table:style-name="Таблица1.A2" office:value-type="string">
            <text:p text:style-name="P4">активное/пассивное состояние компонента</text:p>
          </table:table-cell>
          <table:table-cell table:style-name="Таблица1.A2" office:value-type="string">
            <text:p text:style-name="P10">false</text:p>
          </table:table-cell>
          <table:table-cell table:style-name="Таблица1.D2" office:value-type="string">
            <text:p text:style-name="P10"/>
          </table:table-cell>
        </table:table-row>
        <table:table-row>
          <table:table-cell table:style-name="Таблица1.A2" office:value-type="string">
            <text:p text:style-name="Table_20_Contents">text</text:p>
          </table:table-cell>
          <table:table-cell table:style-name="Таблица1.A2" office:value-type="string">
            <text:p text:style-name="P4">текст отображаемый на компоненте</text:p>
          </table:table-cell>
          <table:table-cell table:style-name="Таблица1.A2" office:value-type="string">
            <text:p text:style-name="P10">-</text:p>
          </table:table-cell>
          <table:table-cell table:style-name="Таблица1.D2" office:value-type="string">
            <text:p text:style-name="P3"/>
          </table:table-cell>
        </table:table-row>
        <table:table-row>
          <table:table-cell table:style-name="Таблица1.A2" office:value-type="string">
            <text:p text:style-name="Table_20_Contents">image</text:p>
          </table:table-cell>
          <table:table-cell table:style-name="Таблица1.A2" office:value-type="string">
            <text:p text:style-name="P4">рисунок отображаемый на компоненте</text:p>
          </table:table-cell>
          <table:table-cell table:style-name="Таблица1.A2" office:value-type="string">
            <text:p text:style-name="P10">-</text:p>
          </table:table-cell>
          <table:table-cell table:style-name="Таблица1.D2" office:value-type="string">
            <text:p text:style-name="P3"/>
          </table:table-cell>
        </table:table-row>
        <table:table-row>
          <table:table-cell table:style-name="Таблица1.A2" office:value-type="string">
            <text:p text:style-name="Table_20_Contents">title</text:p>
          </table:table-cell>
          <table:table-cell table:style-name="Таблица1.A2" office:value-type="string">
            <text:p text:style-name="P4">подсказка отображаемая при наведении мыши на компонент</text:p>
          </table:table-cell>
          <table:table-cell table:style-name="Таблица1.A2" office:value-type="string">
            <text:p text:style-name="P10">-</text:p>
          </table:table-cell>
          <table:table-cell table:style-name="Таблица1.D2" office:value-type="string">
            <text:p text:style-name="P3"/>
          </table:table-cell>
        </table:table-row>
        <table:table-row>
          <table:table-cell table:style-name="Таблица1.A2" office:value-type="string">
            <text:p text:style-name="Table_20_Contents">beforeMessage</text:p>
          </table:table-cell>
          <table:table-cell table:style-name="Таблица1.A2" office:value-type="string">
            <text:p text:style-name="P4">сообщение отображаемое до выполнения действия</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afterMessage</text:p>
          </table:table-cell>
          <table:table-cell table:style-name="Таблица1.A2" office:value-type="string">
            <text:p text:style-name="P4">сообщение отображаемое после выполнения действия</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splay</text:p>
          </table:table-cell>
          <table:table-cell table:style-name="Таблица1.A2" office:value-type="string">
            <text:p text:style-name="P4">вид отображения . Допустимые значения</text:p>
            <text:list xml:id="list6968048221608456874" text:style-name="L4">
              <text:list-item>
                <text:p text:style-name="P19">button</text:p>
              </text:list-item>
              <text:list-item>
                <text:p text:style-name="P19">link</text:p>
              </text:list-item>
            </text:list>
          </table:table-cell>
          <table:table-cell table:style-name="Таблица1.A2" office:value-type="string">
            <text:p text:style-name="P10">button</text:p>
          </table:table-cell>
          <table:table-cell table:style-name="Таблица1.D2" office:value-type="string">
            <text:p text:style-name="P3"/>
          </table:table-cell>
        </table:table-row>
        <table:table-row>
          <table:table-cell table:style-name="Таблица1.A2" office:value-type="string">
            <text:p text:style-name="Table_20_Contents">immediate</text:p>
          </table:table-cell>
          <table:table-cell table:style-name="Таблица1.A2" office:value-type="string">
            <text:p text:style-name="P4">безотлагательное действие (например без выполнения валидации)</text:p>
          </table:table-cell>
          <table:table-cell table:style-name="Таблица1.A2" office:value-type="string">
            <text:p text:style-name="P10">false</text:p>
          </table:table-cell>
          <table:table-cell table:style-name="Таблица1.D2" office:value-type="string">
            <text:p text:style-name="P3"/>
          </table:table-cell>
        </table:table-row>
        <table:table-row>
          <table:table-cell table:style-name="Таблица1.A2" office:value-type="string">
            <text:p text:style-name="Table_20_Contents">action</text:p>
          </table:table-cell>
          <table:table-cell table:style-name="Таблица1.A2" office:value-type="string">
            <text:p text:style-name="Table_20_Contents"><text:span text:style-name="T3">наименование отображаемого </text:span>view-rule. <text:span text:style-name="T3">Для отображения нового компонента в диалоговом режиме используется префикс </text:span><text:span text:style-name="T5">popup:</text:span><text:span text:style-name="T7"> (</text:span><text:span text:style-name="T4">например </text:span><text:span text:style-name="T7">popup:countryForm</text:span></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groupId</text:p>
          </table:table-cell>
          <table:table-cell table:style-name="Таблица1.A2" office:value-type="string">
            <text:p text:style-name="Table_20_Contents"><text:span text:style-name="T6">уникальн</text:span><text:span text:style-name="T3">ый идентификатор группы для компонента. Используется для автоматического объединения действий в группы</text:span></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type</text:p>
          </table:table-cell>
          <table:table-cell table:style-name="Таблица1.A2" office:value-type="string">
            <text:p text:style-name="P4">Тип действия. Допустимые значения:</text:p>
            <text:p text:style-name="P4"><text:s text:c="2"/>- <text:span text:style-name="T1">navigable</text:span></text:p>
            <text:p text:style-name="P4"><text:span text:style-name="T1"><text:s text:c="2"/></text:span>- <text:span text:style-name="T1">perform</text:span></text:p>
            <text:p text:style-name="P9"><text:s text:c="2"/>- workflow</text:p>
          </table:table-cell>
          <table:table-cell table:style-name="Таблица1.A2" office:value-type="string">
            <text:p text:style-name="P3"/>
            <text:p text:style-name="P3">perform</text:p>
          </table:table-cell>
          <table:table-cell table:style-name="Таблица1.D2" office:value-type="string">
            <text:p text:style-name="P3"/>
          </table:table-cell>
        </table:table-row>
        <table:table-row>
          <table:table-cell table:style-name="Таблица1.A2" office:value-type="string">
            <text:p text:style-name="Table_20_Contents">order</text:p>
          </table:table-cell>
          <table:table-cell table:style-name="Таблица1.A2" office:value-type="string">
            <text:p text:style-name="P4">порядковый номер при объедении действий в группе</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alogWidth</text:p>
          </table:table-cell>
          <table:table-cell table:style-name="Таблица1.A2" office:value-type="string">
            <text:p text:style-name="P4">ширина диалогового окна (только для соответствующего режима)</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alogHeight</text:p>
          </table:table-cell>
          <table:table-cell table:style-name="Таблица1.A2" office:value-type="string">
            <text:p text:style-name="P4">высота диалогового окна (только для соответствующего режима)</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merged</text:p>
          </table:table-cell>
          <table:table-cell table:style-name="Таблица1.A2" office:value-type="string">
            <text:p text:style-name="P4">признак участия в объединении при слиянии групп</text:p>
          </table:table-cell>
          <table:table-cell table:style-name="Таблица1.A2" office:value-type="string">
            <text:p text:style-name="P10">false</text:p>
          </table:table-cell>
          <table:table-cell table:style-name="Таблица1.D2" office:value-type="string">
            <text:p text:style-name="P3"/>
          </table:table-cell>
        </table:table-row>
        <table:table-row>
          <table:table-cell table:style-name="Таблица1.A2" office:value-type="string">
            <text:p text:style-name="P3">dirtySensivity</text:p>
          </table:table-cell>
          <table:table-cell table:style-name="Таблица1.A2" office:value-type="string">
            <text:p text:style-name="P5">выполнять действия только если все изменения данных пользователем сохранены. Если есть измененные данные, выдать сообщение о переходе при не сохраненных данных и выполнить действие при подтверждении пользователем, или отменить <text:soft-page-break/>действие.</text:p>
          </table:table-cell>
          <table:table-cell table:style-name="Таблица1.A2" office:value-type="string">
            <text:p text:style-name="P10">true</text:p>
          </table:table-cell>
          <table:table-cell table:style-name="Таблица1.D2" office:value-type="string">
            <text:p text:style-name="P3"/>
          </table:table-cell>
        </table:table-row>
      </table:table>
      <text:p text:style-name="P2"/>
      <text:p text:style-name="P2"><text:span text:style-name="T3">Действия считаются одинаковыми, если их </text:span>id <text:span text:style-name="T3">совпадают.</text:span></text:p>
      <text:h text:style-name="Heading_20_2" text:outline-level="2">Действия определённые на уровне платформы</text:h>
      <text:p text:style-name="P1">Действия которые присутствуют всегда, и не доступны для конфигурации:</text:p>
      <text:h text:style-name="Heading_20_3" text:outline-level="3">Распахнуть на весь экран/Свернуть</text:h>
      <text:h text:style-name="Heading_20_3" text:outline-level="3">Показать/Спрятать избранное</text:h>
      <text:p text:style-name="Text_20_body"/>
      <text:p text:style-name="P1">Стандартные действия, которые могут быть сконфигурированы при помощи ссылок <text:span text:style-name="T9">action-ref</text:span> (см. вспомогательные компоненты) :</text:p>
      <text:h text:style-name="Heading_20_3" text:outline-level="3">Обновить</text:h>
      <text:p text:style-name="P1"><text:s text:c="4"/>&lt;act:action id="aRefresh" componentName="refresh.action" display="button"</text:p>
      <text:p text:style-name="P1"><text:s text:c="22"/>text="Обновить" image="icons/refresh.png" tooltip="Обновить данные"</text:p>
      <text:p text:style-name="P1"><text:s text:c="22"/>order="10" merged="false" dirtySensitivity="true"/&gt;</text:p>
      <text:h text:style-name="Heading_20_3" text:outline-level="3">Создать</text:h>
      <text:p text:style-name="P1"><text:s text:c="4"/>&lt;act:action id="aCreate" componentName="create.new.object.action"</text:p>
      <text:p text:style-name="P1"><text:s text:c="16"/>text="Создать" tooltip="Создать новый" image="icons/icon-create.png" order="100"</text:p>
      <text:p text:style-name="P1"><text:s text:c="16"/>dirtySensitivity="true"/&gt;</text:p>
      <text:h text:style-name="Heading_20_3" text:outline-level="3">Сохранить</text:h>
      <text:p text:style-name="P1"><text:s text:c="4"/>&lt;act:action id="aSave" componentName="save.action" order="200"</text:p>
      <text:p text:style-name="P1"><text:s text:c="16"/>text="Сохранить" tooltip="Сохранить изменения" image="icons/icon-save.png"/&gt;</text:p>
      <text:h text:style-name="Heading_20_3" text:outline-level="3">Удалить </text:h>
      <text:p text:style-name="Text_20_body"><text:span text:style-name="T3">удаляет физически из БД</text:span></text:p>
      <text:p text:style-name="P1"><text:s text:c="4"/>&lt;act:action id="aDelete" componentName="delete.action" order="300"</text:p>
      <text:p text:style-name="P1"><text:s text:c="16"/>text="Удалить" image="icons/icon-delete.png" dirtySensitivity="true"/&gt;</text:p>
      <text:h text:style-name="Heading_20_3" text:outline-level="3">Закрыть редактор в центральной панели</text:h>
      <text:p text:style-name="P1"><text:s text:c="4"/>&lt;act:action id="aCloseEditorInCentralPanel" componentName="close.in.central.panel.action" order="10"</text:p>
      <text:p text:style-name="P1"><text:s text:c="16"/>text="Закрыть" image="icons/icon-edit-close.png"/&gt;</text:p>
      <text:h text:style-name="Heading_20_3" text:outline-level="3">Открыть редактор в центральной панели</text:h>
      <text:p text:style-name="P1"><text:s text:c="4"/>&lt;act:action id="aToggleEditOn" componentName="toggle.edit.on.action" order="150"</text:p>
      <text:p text:style-name="P1"><text:s text:c="16"/>text="Редактировать" image="icons/icon-edit.png"/&gt;</text:p>
      <text:h text:style-name="Heading_20_2" text:outline-level="2">Контейнеры для <text:span text:style-name="T1">Action.</text:span></text:h>
      <text:list xml:id="list7345478487363427467" text:style-name="L5">
        <text:list-item>
          <text:list>
            <text:list-item>
              <text:p text:style-name="P37">action-group</text:p>
            </text:list-item>
            <text:list-item>
              <text:p text:style-name="P37">menu-bar</text:p>
            </text:list-item>
            <text:list-item>
              <text:p text:style-name="P39">tool-bar</text:p>
            </text:list-item>
            <text:list-item>
              <text:p text:style-name="P39">popup-menu</text:p>
            </text:list-item>
          </text:list>
        </text:list-item>
      </text:list>
      <text:h text:style-name="Heading_20_3" text:outline-level="3"><text:soft-page-break/>action-group</text:h>
      <text:p text:style-name="Text_20_body"><text:span text:style-name="T3">Псевдо-контейнер, который позволяет объединять действия в группы. Разрешенными подчиненными элементами могут быть только действия. Поскольку действия могут выступать сами контейнерами, то дополнительных компонентов для создания группы создавать не нужно. Дальше по тексту действия, которые являются контейнерами для других действий будут называться </text:span><text:span text:style-name="T1">action-group.</text:span><text:span text:style-name="T3"> Для </text:span><text:span text:style-name="T1">action-group </text:span><text:span text:style-name="T3">должны выполняться следующие правила:</text:span></text:p>
      <text:list xml:id="list3656098018887793929" text:style-name="L6">
        <text:list-item>
          <text:list>
            <text:list-item>
              <text:p text:style-name="P40"><text:span text:style-name="T1">id action-group - </text:span><text:span text:style-name="T3">является наименованием группы.</text:span></text:p>
            </text:list-item>
            <text:list-item>
              <text:p text:style-name="P31">Если в группе не содержится ни одного подчиненного действия, компонент группы не отображается.</text:p>
            </text:list-item>
            <text:list-item>
              <text:p text:style-name="P41">Атрибут <text:span text:style-name="T1">action </text:span><text:span text:style-name="T3">может содержать как и самостоятельное значение, так и значение подчиненного действия. Если значение атрибута не установлено, то по клику на компонент выполняется распахивание/свертывание списка подчиненных действий.</text:span></text:p>
            </text:list-item>
            <text:list-item>
              <text:p text:style-name="P31">Если в группе содержится только один компонент действия, компонент группы не отображается, на его месте отображается подчиненный компонент действия.</text:p>
            </text:list-item>
            <text:list-item>
              <text:p text:style-name="P40"><text:span text:style-name="T3">Порядок размещения подчиненных действий определяется атрибутом </text:span><text:span text:style-name="T1">order. </text:span><text:span text:style-name="T3">Сначала располагаются все компоненты в соответствии со значением атрибута </text:span><text:span text:style-name="T1">order, </text:span><text:span text:style-name="T3">затем располагаются все компоненты, в которых атрибут </text:span><text:span text:style-name="T1">order </text:span><text:span text:style-name="T3">не определен в случайном порядке.</text:span></text:p>
            </text:list-item>
            <text:list-item>
              <text:p text:style-name="P40"><text:span text:style-name="T3">Группы могут содержать в себе другие группы. Подчиненные группы имеют свой уникальный </text:span><text:span text:style-name="T1">id, </text:span><text:span text:style-name="T3">при этом родительский </text:span><text:span text:style-name="T1">id </text:span><text:span text:style-name="T3">не поддерживаются. Коллизии, которые могут возникнуть, когда подчиненные группы разных родителей имеют одинаковый </text:span><text:span text:style-name="T1">id </text:span><text:span text:style-name="T3">должны устраняться на этапе разработки и являются ошибкой разработчика.</text:span></text:p>
            </text:list-item>
            <text:list-item>
              <text:p text:style-name="P40"><text:span text:style-name="T3">Контейнеры поддерживают операции слияния для групп или действий с других плагинов. Для операций слияния необходимо проверять всю вложенность групп действий. Например в </text:span><text:span text:style-name="T1">plugin1 </text:span><text:span text:style-name="T3">группа </text:span><text:span text:style-name="T1">someGroup </text:span><text:span text:style-name="T3">может быть определена как верхнего уровня, а в </text:span><text:span text:style-name="T1">plugin2 </text:span><text:span text:style-name="T3">она может быть вложена в другую группу. Для операций слияния нет выраженной </text:span><text:span text:style-name="T1">master-slave </text:span><text:span text:style-name="T3">зависимости, должны оставаться те группы/действия, которые имеют максимальную глубину вложенности.</text:span></text:p>
            </text:list-item>
          </text:list>
        </text:list-item>
      </text:list>
      <text:p text:style-name="P1"/>
      <text:p text:style-name="P1">Например:</text:p>
      <text:p text:style-name="P2"><text:span text:style-name="T3"><text:tab/>&lt;</text:span>action id='create' groupId='create'&gt;</text:p>
      <text:p text:style-name="P2"/>
      <text:p text:style-name="P2"><text:tab/><text:tab/>&lt;action id='createCountry' componentName='create.new.object.action' </text:p>
      <text:p text:style-name="P2"><text:tab/><text:tab/><text:tab/><text:tab/> <text:s text:c="3"/><text:span text:style-name="T3">text='Создать страну' </text:span>image='imgs/add-country/png'</text:p>
      <text:p text:style-name="P2"><text:s text:c="8"/><text:tab/> <text:s text:c="26"/>action=''aCountryCreate' groupId='create' order='10'&gt;</text:p>
      <text:p text:style-name="P2"><text:tab/><text:tab/><text:tab/>&lt;after-execution&gt;</text:p>
      <text:p text:style-name="P2"><text:tab/><text:tab/><text:tab/><text:tab/>&lt;on-success-message&gt;</text:p>
      <text:p text:style-name="P2"><text:span text:style-name="T3"><text:tab/><text:tab/><text:tab/><text:tab/><text:tab/>Данные о стране </text:span>''{0}'' <text:span text:style-name="T3">успешно сохранены</text:span></text:p>
      <text:p text:style-name="P2"><text:span text:style-name="T3"><text:tab/><text:tab/><text:tab/><text:tab/></text:span>&lt;/on-success-message&gt;</text:p>
      <text:p text:style-name="P2"><text:tab/><text:tab/><text:tab/>&lt;/after-execution&gt;</text:p>
      <text:p text:style-name="P2"><text:tab/><text:tab/><text:tab/>&lt;create-action-config&gt;</text:p>
      <text:p text:style-name="P2"><text:tab/><text:tab/><text:tab/><text:tab/>&lt;domain-object-to-create&gt;country&lt;/ domain-object-to-create&gt;</text:p>
      <text:p text:style-name="P2"><text:tab/><text:tab/><text:tab/>&lt;/create-action-config&gt;</text:p>
      <text:p text:style-name="P2"><text:tab/><text:tab/>&lt;/action&gt;</text:p>
      <text:p text:style-name="P2"/>
      <text:p text:style-name="P2"><text:tab/><text:tab/>&lt;action id='createCity' componentName='create.new.object.action' </text:p>
      <text:p text:style-name="P2"><text:tab/><text:tab/><text:tab/><text:tab/> <text:s text:c="3"/><text:span text:style-name="T3">text='Создать город' </text:span>image='imgs/add-town/png'</text:p>
      <text:p text:style-name="P2"><text:s text:c="20"/><text:tab/> <text:s text:c="14"/>action=''aCityCreate' groupId='create' order='20'&gt;</text:p>
      <text:p text:style-name="P2"><text:tab/><text:tab/><text:tab/>&lt;after-execution&gt;</text:p>
      <text:p text:style-name="P2"><text:tab/><text:tab/><text:tab/><text:tab/>&lt;on-success-message&gt;</text:p>
      <text:p text:style-name="P2"><text:soft-page-break/><text:span text:style-name="T3"><text:tab/><text:tab/><text:tab/><text:tab/><text:tab/>Данные о городе </text:span>''{0}'' <text:span text:style-name="T3">успешно сохранены</text:span></text:p>
      <text:p text:style-name="P2"><text:span text:style-name="T3"><text:tab/><text:tab/><text:tab/><text:tab/></text:span>&lt;/on-success-message&gt;</text:p>
      <text:p text:style-name="P2"><text:tab/><text:tab/><text:tab/>&lt;/after-execution&gt;</text:p>
      <text:p text:style-name="P2"><text:tab/><text:tab/><text:tab/>&lt;create-action-config&gt;</text:p>
      <text:p text:style-name="P2"><text:tab/><text:tab/><text:tab/><text:tab/>&lt;domain-object-to-create&gt;city&lt;/ domain-object-to-create&gt;</text:p>
      <text:p text:style-name="P2"><text:tab/><text:tab/><text:tab/>&lt;/create-action-config&gt;</text:p>
      <text:p text:style-name="P2"><text:tab/><text:tab/>&lt;/action&gt;</text:p>
      <text:p text:style-name="P2"><text:tab/>&lt;/action&gt;</text:p>
      <text:p text:style-name="P1">Если для элементы, владельца группы, указан атрибут <text:span text:style-name="T1">action - </text:span>это действие выполняется по умолчанию, по нажатию на компонент группы, если не указан, то при нажатии на компонент происходит раскрытие списка подчиненных действий.</text:p>
      <text:h text:style-name="Heading_20_3" text:outline-level="3">menu-bar</text:h>
      <text:p text:style-name="P1">Контейнер доступных действий всего приложения. В качестве починенных компонентов могут выступать действия и виджеты. Поддерживает операции слияния действий. </text:p>
      <text:p text:style-name="P1">Атрибуты компонента <text:span text:style-name="T1">menu-bar</text:span></text:p>
      <text:list xml:id="list1489819388620722038" text:style-name="L7">
        <text:list-item>
          <text:list>
            <text:list-item>
              <text:p text:style-name="P32"><text:span text:style-name="T1">id - </text:span>уникальный идентификатор компонента.</text:p>
            </text:list-item>
            <text:list-item>
              <text:p text:style-name="P32">сomponentName - наименование компонента GUI</text:p>
            </text:list-item>
            <text:list-item>
              <text:p text:style-name="P32">style - дополнительные стили отображения компонента.</text:p>
            </text:list-item>
            <text:list-item>
              <text:p text:style-name="P42">styleClass - <text:span text:style-name="T3">классы стилей отображения компонента, стиль по умолчанию удаляется.</text:span></text:p>
            </text:list-item>
            <text:list-item>
              <text:p text:style-name="P42"><text:span text:style-name="T1">addStyleClass - </text:span><text:span text:style-name="T3">дополнительные стили отображения компонента, стиль по умолчанию у компонента не удаляется</text:span></text:p>
            </text:list-item>
          </text:list>
        </text:list-item>
      </text:list>
      <text:p text:style-name="Text_20_body"><text:span text:style-name="T3">Допустимыми элементами вложения в </text:span><text:span text:style-name="T1">menu-bar - </text:span><text:span text:style-name="T3">являются </text:span><text:span text:style-name="T1">PerfromAction, NavigationAction, WorkflowAction, action-ref, menu-separator.</text:span></text:p>
      <text:h text:style-name="Heading_20_3" text:outline-level="3">tool-bar</text:h>
      <text:p text:style-name="P1">Контейнер доступных действий <text:span text:style-name="T1">plugin'a/</text:span>Приложения. В качестве починенных компонентов могут выступать действия и виджеты. Поддерживает операции слияния действий. Содержит 2-а <text:span text:style-name="T6">контейнера (</text:span><text:span text:style-name="T1">facet) </text:span>для размещения компонентов: левый/правый. Левый контейнер при описании <text:span text:style-name="T1">tool-bar </text:span>указывать необязательно.</text:p>
      <text:p text:style-name="P1">Атрибуты компонента <text:span text:style-name="T1">tool-bar</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Table_20_Heading">Наименование</text:p>
            </table:table-cell>
            <table:table-cell table:style-name="Таблица3.A1" office:value-type="string">
              <text:p text:style-name="Table_20_Heading">Описание</text:p>
            </table:table-cell>
            <table:table-cell table:style-name="Таблица3.A1" office:value-type="string">
              <text:p text:style-name="Table_20_Heading">Значение по</text:p>
              <text:p text:style-name="Table_20_Heading">умолчанию</text:p>
            </table:table-cell>
            <table:table-cell table:style-name="Таблица3.D1" office:value-type="string">
              <text:p text:style-name="P11">required</text:p>
            </table:table-cell>
          </table:table-row>
        </table:table-header-rows>
        <table:table-row>
          <table:table-cell table:style-name="Таблица3.A2" office:value-type="string">
            <text:p text:style-name="P10">id</text:p>
          </table:table-cell>
          <table:table-cell table:style-name="Таблица3.A2" office:value-type="string">
            <text:p text:style-name="Table_20_Contents">уникальный идентификатор компонента</text:p>
          </table:table-cell>
          <table:table-cell table:style-name="Таблица3.A2" office:value-type="string">
            <text:p text:style-name="P3"/>
          </table:table-cell>
          <table:table-cell table:style-name="Таблица3.D2" office:value-type="string">
            <text:p text:style-name="P3"/>
          </table:table-cell>
        </table:table-row>
        <table:table-row>
          <table:table-cell table:style-name="Таблица3.A2" office:value-type="string">
            <text:p text:style-name="Table_20_Contents">style</text:p>
          </table:table-cell>
          <table:table-cell table:style-name="Таблица3.A2" office:value-type="string">
            <text:p text:style-name="P4">дополнительные стили отображения компонента</text:p>
          </table:table-cell>
          <table:table-cell table:style-name="Таблица3.A2" office:value-type="string">
            <text:p text:style-name="P10">-</text:p>
          </table:table-cell>
          <table:table-cell table:style-name="Таблица3.D2" office:value-type="string">
            <text:p text:style-name="P10"/>
          </table:table-cell>
        </table:table-row>
        <table:table-row>
          <table:table-cell table:style-name="Таблица3.A2" office:value-type="string">
            <text:p text:style-name="Table_20_Contents">styleClass</text:p>
          </table:table-cell>
          <table:table-cell table:style-name="Таблица3.A2" office:value-type="string">
            <text:p text:style-name="P4">классы стилей отображения компонента, стиль по умолчанию удаляется</text:p>
          </table:table-cell>
          <table:table-cell table:style-name="Таблица3.A2" office:value-type="string">
            <text:p text:style-name="P10">-</text:p>
          </table:table-cell>
          <table:table-cell table:style-name="Таблица3.D2" office:value-type="string">
            <text:p text:style-name="P10"/>
          </table:table-cell>
        </table:table-row>
        <table:table-row>
          <table:table-cell table:style-name="Таблица3.A2" office:value-type="string">
            <text:p text:style-name="Table_20_Contents">addStyleClass</text:p>
          </table:table-cell>
          <table:table-cell table:style-name="Таблица3.A2" office:value-type="string">
            <text:p text:style-name="P4">дополнительные стили отображения компонента, стиль по умолчанию у компонента не удаляется</text:p>
          </table:table-cell>
          <table:table-cell table:style-name="Таблица3.A2" office:value-type="string">
            <text:p text:style-name="P10">-</text:p>
          </table:table-cell>
          <table:table-cell table:style-name="Таблица3.D2" office:value-type="string">
            <text:p text:style-name="P10"/>
          </table:table-cell>
        </table:table-row>
        <table:table-row>
          <table:table-cell table:style-name="Таблица3.A2" office:value-type="string">
            <text:p text:style-name="Table_20_Contents">rendered</text:p>
          </table:table-cell>
          <table:table-cell table:style-name="Таблица3.A2" office:value-type="string">
            <text:p text:style-name="Table_20_Contents"><text:span text:style-name="T3">признак отображения компонента на экране </text:span><text:span text:style-name="T3">(например при наличии определенной роли Пользователя, наличие совокупности данных на </text:span>plugin'e/widget'e, etc<text:span text:style-name="T3">).</text:span></text:p>
          </table:table-cell>
          <table:table-cell table:style-name="Таблица3.A2" office:value-type="string">
            <text:p text:style-name="P10">true</text:p>
          </table:table-cell>
          <table:table-cell table:style-name="Таблица3.D2" office:value-type="string">
            <text:p text:style-name="P10"/>
          </table:table-cell>
        </table:table-row>
        <table:table-row>
          <table:table-cell table:style-name="Таблица3.A2" office:value-type="string">
            <text:p text:style-name="Table_20_Contents">componentName</text:p>
          </table:table-cell>
          <table:table-cell table:style-name="Таблица3.A2" office:value-type="string">
            <text:p text:style-name="Table_20_Contents"><text:span text:style-name="T3">наименование компонента </text:span>GUI</text:p>
          </table:table-cell>
          <table:table-cell table:style-name="Таблица3.A2" office:value-type="string">
            <text:p text:style-name="P10">action.tool.bar</text:p>
          </table:table-cell>
          <table:table-cell table:style-name="Таблица3.D2" office:value-type="string">
            <text:p text:style-name="P10"/>
          </table:table-cell>
        </table:table-row>
        <table:table-row>
          <table:table-cell table:style-name="Таблица3.A8" office:value-type="string">
            <text:p text:style-name="P9">plugin</text:p>
          </table:table-cell>
          <table:table-cell table:style-name="Таблица3.A8" office:value-type="string">
            <text:p text:style-name="P4"><text:span text:style-name="T1">ComponentName</text:span> плагина, для которого определяется <text:span text:style-name="T1">tool-bar. </text:span>Является <text:span text:style-name="T1">tool-</text:span>bar'ом по умолчанию и может быть расширен/заменен при описании плагина. </text:p>
          </table:table-cell>
          <table:table-cell table:style-name="Таблица3.A8" office:value-type="string">
            <text:p text:style-name="P5">-</text:p>
          </table:table-cell>
          <table:table-cell table:style-name="Таблица3.D8" office:value-type="string">
            <text:p text:style-name="P10"/>
          </table:table-cell>
        </table:table-row>
        <text:soft-page-break/>
        <table:table-row>
          <table:table-cell table:style-name="Таблица3.A2" office:value-type="string">
            <text:p text:style-name="P9">useDefault</text:p>
          </table:table-cell>
          <table:table-cell table:style-name="Таблица3.A2" office:value-type="string">
            <text:p text:style-name="Table_20_Contents"><text:span text:style-name="T3">расширять предопределенный </text:span>tool-bar <text:span text:style-name="T3">по умолчанию. Если значение </text:span><text:span text:style-name="T1">false tool-bar </text:span><text:span text:style-name="T3">по умолчанию игнорируется.</text:span></text:p>
          </table:table-cell>
          <table:table-cell table:style-name="Таблица3.A2" office:value-type="string">
            <text:p text:style-name="P10">true</text:p>
          </table:table-cell>
          <table:table-cell table:style-name="Таблица3.D2" office:value-type="string">
            <text:p text:style-name="P10"/>
          </table:table-cell>
        </table:table-row>
      </table:table>
      <text:p text:style-name="P1">Допустимыми элементами вложения в t<text:span text:style-name="T1">ool-bar - </text:span>являются <text:span text:style-name="T1">PerfromAction, NavigationAction, WorkflowAction, action-ref, action-separator.</text:span></text:p>
      <text:h text:style-name="Heading_20_3" text:outline-level="3">popup-menu</text:h>
      <text:p text:style-name="P1">Контейнер доступных действий <text:span text:style-name="T1">plugin'a/widget'a</text:span>. В качестве починенных компонентов могут выступать действия. Не поддерживает операции слияния действий.</text:p>
      <text:p text:style-name="P1">Атрибуты компонента <text:span text:style-name="T1">popup-menu</text:span></text:p>
      <text:list xml:id="list8008732942571520223" text:style-name="L8">
        <text:list-item>
          <text:list>
            <text:list-item>
              <text:p text:style-name="P43"><text:span text:style-name="T1">id - </text:span><text:span text:style-name="T3">уникальный идентификатор компонента.</text:span></text:p>
            </text:list-item>
            <text:list-item>
              <text:p text:style-name="P33">сomponentName - наименование компонента GUI</text:p>
            </text:list-item>
            <text:list-item>
              <text:p text:style-name="P33">style - дополнительные стили отображения компонента.</text:p>
            </text:list-item>
            <text:list-item>
              <text:p text:style-name="P43">styleClass - <text:span text:style-name="T3">классы стилей отображения компонента, стиль по умолчанию удаляется.</text:span></text:p>
            </text:list-item>
            <text:list-item>
              <text:p text:style-name="P43"><text:span text:style-name="T1">addStyleClass - </text:span><text:span text:style-name="T3">дополнительные стили отображения компонента, стиль по умолчанию у компонента не удаляется</text:span></text:p>
            </text:list-item>
          </text:list>
        </text:list-item>
      </text:list>
      <text:h text:style-name="P24" text:outline-level="2">Вспомогательные компоненты</text:h>
      <text:p text:style-name="P2">Action API <text:span text:style-name="T3">поддерживает ряд вспомогательных компонентов, которые обеспечивают визуализацию данных</text:span></text:p>
      <text:h text:style-name="Heading_20_3" text:outline-level="3"><text:span text:style-name="T8">action-ref</text:span> </text:h>
      <text:p text:style-name="P2"><text:span text:style-name="T3">Ссылка/указатель на действие. Позволяет один раз описать </text:span>action <text:span text:style-name="T3">и использовать его в различных контейнерах. </text:span><text:span text:style-name="T6">Имеет атрибут</text:span><text:span text:style-name="T3">ы</text:span><text:span text:style-name="T6">:</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6">Наименование</text:p>
          </table:table-cell>
          <table:table-cell table:style-name="Таблица2.A1" office:value-type="string">
            <text:p text:style-name="P6">Описание</text:p>
          </table:table-cell>
          <table:table-cell table:style-name="Таблица2.A1" office:value-type="string">
            <text:p text:style-name="P6">Значение по умолчанию</text:p>
          </table:table-cell>
          <table:table-cell table:style-name="Таблица2.D1" office:value-type="string">
            <text:p text:style-name="P11">Required</text:p>
          </table:table-cell>
        </table:table-row>
        <table:table-row>
          <table:table-cell table:style-name="Таблица2.A2" office:value-type="string">
            <text:p text:style-name="P10">actionId</text:p>
          </table:table-cell>
          <table:table-cell table:style-name="Таблица2.A2" office:value-type="string">
            <text:p text:style-name="P4">содержит уникальный идентификатор действия на который ссылается компонент</text:p>
          </table:table-cell>
          <table:table-cell table:style-name="Таблица2.A2" office:value-type="string">
            <text:p text:style-name="P3"/>
          </table:table-cell>
          <table:table-cell table:style-name="Таблица2.D2" office:value-type="string">
            <text:p text:style-name="P10">X</text:p>
          </table:table-cell>
        </table:table-row>
        <table:table-row>
          <table:table-cell table:style-name="Таблица2.A2" office:value-type="string">
            <text:p text:style-name="P10">showText</text:p>
          </table:table-cell>
          <table:table-cell table:style-name="Таблица2.A2" office:value-type="string">
            <text:p text:style-name="P5">Отображать техт действия</text:p>
          </table:table-cell>
          <table:table-cell table:style-name="Таблица2.A2" office:value-type="string">
            <text:p text:style-name="P10">true</text:p>
          </table:table-cell>
          <table:table-cell table:style-name="Таблица2.D2" office:value-type="string">
            <text:p text:style-name="P3"/>
          </table:table-cell>
        </table:table-row>
        <table:table-row>
          <table:table-cell table:style-name="Таблица2.A2" office:value-type="string">
            <text:p text:style-name="P10">showImage</text:p>
          </table:table-cell>
          <table:table-cell table:style-name="Таблица2.A2" office:value-type="string">
            <text:p text:style-name="P5">Отображать рисунок действия</text:p>
          </table:table-cell>
          <table:table-cell table:style-name="Таблица2.A2" office:value-type="string">
            <text:p text:style-name="P10">true</text:p>
          </table:table-cell>
          <table:table-cell table:style-name="Таблица2.D2" office:value-type="string">
            <text:p text:style-name="P3"/>
          </table:table-cell>
        </table:table-row>
        <table:table-row>
          <table:table-cell table:style-name="Таблица2.A2" office:value-type="string">
            <text:p text:style-name="P10">order</text:p>
          </table:table-cell>
          <table:table-cell table:style-name="Таблица2.A2" office:value-type="string">
            <text:p text:style-name="P5">Переопределяет соответствующее значение атрибута действия</text:p>
          </table:table-cell>
          <table:table-cell table:style-name="Таблица2.A2" office:value-type="string">
            <text:p text:style-name="P10">NULL</text:p>
          </table:table-cell>
          <table:table-cell table:style-name="Таблица2.D2" office:value-type="string">
            <text:p text:style-name="P3"/>
          </table:table-cell>
        </table:table-row>
        <table:table-row>
          <table:table-cell table:style-name="Таблица2.A2" office:value-type="string">
            <text:p text:style-name="P10">rendered</text:p>
          </table:table-cell>
          <table:table-cell table:style-name="Таблица2.A2" office:value-type="string">
            <text:p text:style-name="P5">Переопределяет соответствующее значение атрибута действия</text:p>
          </table:table-cell>
          <table:table-cell table:style-name="Таблица2.A2" office:value-type="string">
            <text:p text:style-name="P10">NULL</text:p>
          </table:table-cell>
          <table:table-cell table:style-name="Таблица2.D2" office:value-type="string">
            <text:p text:style-name="P3"/>
          </table:table-cell>
        </table:table-row>
        <table:table-row>
          <table:table-cell table:style-name="Таблица2.A2" office:value-type="string">
            <text:p text:style-name="P10">merged</text:p>
          </table:table-cell>
          <table:table-cell table:style-name="Таблица2.A2" office:value-type="string">
            <text:p text:style-name="P5">Переопределяет соответствующее значение атрибута действия</text:p>
          </table:table-cell>
          <table:table-cell table:style-name="Таблица2.A2" office:value-type="string">
            <text:p text:style-name="P10">NULL</text:p>
          </table:table-cell>
          <table:table-cell table:style-name="Таблица2.D2" office:value-type="string">
            <text:p text:style-name="P3"/>
          </table:table-cell>
        </table:table-row>
      </table:table>
      <text:p text:style-name="P1"/>
      <text:p text:style-name="P2"><text:span text:style-name="T3">Если </text:span>action-ref - <text:span text:style-name="T3">ссылается на </text:span>action-group, <text:span text:style-name="T3">то подключается вся группа действий. </text:span>action-ref <text:span text:style-name="T3">не может иметь вложенных действий.</text:span></text:p>
      <text:p text:style-name="P1"><text:s text:c="2"/>Например:</text:p>
      <text:p text:style-name="P2">&lt;configuration&gt;</text:p>
      <text:p text:style-name="P2"/>
      <text:p text:style-name="P2"><text:tab/>&lt;action id='createCountry' componentName='create.new.object.action' </text:p>
      <text:p text:style-name="P2"><text:tab/><text:tab/><text:tab/> <text:s text:c="3"/><text:span text:style-name="T3">text='Создать страну' </text:span>image='imgs/add-country/png'</text:p>
      <text:p text:style-name="P2"><text:s text:c="35"/>action=''aCountryCreate' groupId='create' order='10'&gt;</text:p>
      <text:p text:style-name="P2"><text:soft-page-break/><text:tab/><text:tab/>&lt;after-execution&gt;</text:p>
      <text:p text:style-name="P2"><text:tab/><text:tab/><text:tab/>&lt;on-success-message&gt;</text:p>
      <text:p text:style-name="P2"><text:span text:style-name="T3"><text:tab/><text:tab/><text:tab/><text:tab/>Данные о стране </text:span>''{0}'' <text:span text:style-name="T3">успешно сохранены</text:span></text:p>
      <text:p text:style-name="P2"><text:span text:style-name="T3"><text:tab/><text:tab/><text:tab/></text:span>&lt;/on-success-message&gt;</text:p>
      <text:p text:style-name="P2"><text:tab/><text:tab/>&lt;/after-execution&gt;</text:p>
      <text:p text:style-name="P2"><text:tab/><text:tab/>&lt;create-action-config&gt;</text:p>
      <text:p text:style-name="P2"><text:tab/><text:tab/><text:tab/>&lt;domain-object-to-create&gt;country&lt;/ domain-object-to-create&gt;</text:p>
      <text:p text:style-name="P2"><text:tab/><text:tab/>&lt;/create-action-config&gt;</text:p>
      <text:p text:style-name="P2"><text:tab/>&lt;/action&gt;</text:p>
      <text:p text:style-name="P2"/>
      <text:p text:style-name="P2"><text:tab/>&lt;action id='createCity' componentName='create.new.object.action' </text:p>
      <text:p text:style-name="P2"><text:tab/><text:tab/><text:tab/> <text:s text:c="3"/><text:span text:style-name="T3">text='Создать город' </text:span>image='imgs/add-town/png'</text:p>
      <text:p text:style-name="P2"><text:s text:c="35"/>action=''aCityCreate' groupId='create' order='20'&gt;</text:p>
      <text:p text:style-name="P2"><text:tab/><text:tab/>&lt;after-execution&gt;</text:p>
      <text:p text:style-name="P2"><text:tab/><text:tab/><text:tab/>&lt;on-success-message&gt;</text:p>
      <text:p text:style-name="P2"><text:span text:style-name="T3"><text:tab/><text:tab/><text:tab/><text:tab/>Данные о городе </text:span>''{0}'' <text:span text:style-name="T3">успешно сохранены</text:span></text:p>
      <text:p text:style-name="P2"><text:span text:style-name="T3"><text:tab/><text:tab/><text:tab/></text:span>&lt;/on-success-message&gt;</text:p>
      <text:p text:style-name="P2"><text:tab/><text:tab/>&lt;/after-execution&gt;</text:p>
      <text:p text:style-name="P2"><text:tab/><text:tab/>&lt;create-action-config&gt;</text:p>
      <text:p text:style-name="P2"><text:tab/><text:tab/><text:tab/>&lt;domain-object-to-create&gt;city&lt;/ domain-object-to-create&gt;</text:p>
      <text:p text:style-name="P2"><text:tab/><text:tab/>&lt;/create-action-config&gt;</text:p>
      <text:p text:style-name="P2"><text:tab/>&lt;/action&gt;</text:p>
      <text:p text:style-name="P2"/>
      <text:p text:style-name="P2"><text:tab/>&lt;tool-bar plugin='form.plugin'&gt;</text:p>
      <text:p text:style-name="P2"><text:tab/><text:tab/>&lt;action id='refresh' text='<text:span text:style-name="T3">Обновить</text:span>' image='imgs/refresh.png'/&gt;</text:p>
      <text:p text:style-name="P2"><text:tab/><text:tab/>&lt;action-separator/&gt;</text:p>
      <text:p text:style-name="P2"><text:tab/><text:tab/>&lt;action id='create' groupId='create'/&gt;</text:p>
      <text:p text:style-name="P2"><text:tab/>&lt;/tool-bar&gt;</text:p>
      <text:p text:style-name="P2"/>
      <text:p text:style-name="P2"><text:tab/>&lt;form name='country-form' domain-object-type='country' ..&gt;</text:p>
      <text:p text:style-name="P2"><text:tab/><text:tab/>&lt;tool-bar&gt;</text:p>
      <text:p text:style-name="P2"><text:tab/><text:tab/><text:tab/>&lt;action-ref actionId='createCity'/&gt;</text:p>
      <text:p text:style-name="P2"><text:tab/><text:tab/><text:tab/>&lt;action-ref actionId='createCountry'/&gt;</text:p>
      <text:p text:style-name="P2"><text:tab/><text:tab/><text:tab/>&lt;action id='delete' componentName='delete.action' </text:p>
      <text:p text:style-name="P2"><text:s text:c="20"/><text:tab/><text:tab/> <text:s text:c="14"/>action=''aCountryDelete' groupId='delete'&gt;</text:p>
      <text:p text:style-name="P2"><text:tab/><text:tab/><text:tab/><text:tab/>&lt;before-execution&gt;</text:p>
      <text:p text:style-name="P2"><text:tab/><text:tab/><text:tab/><text:tab/><text:tab/>&lt;confirmation-message&gt;</text:p>
      <text:p text:style-name="P2"><text:tab/><text:tab/><text:tab/><text:tab/><text:tab/><text:tab/><text:span text:style-name="T6">В</text:span><text:span text:style-name="T3">ы действительно хотите удалить страну </text:span>''{0}'' ?</text:p>
      <text:p text:style-name="P2"><text:tab/><text:tab/><text:tab/><text:tab/><text:tab/>&lt;/confirmation-message&gt;</text:p>
      <text:p text:style-name="P2"><text:tab/><text:tab/><text:tab/><text:tab/>&lt;before-execution&gt;</text:p>
      <text:p text:style-name="P2"><text:tab/><text:tab/><text:tab/><text:tab/>&lt;after-execution&gt;</text:p>
      <text:p text:style-name="P2"><text:tab/><text:tab/><text:tab/><text:tab/><text:tab/>&lt;on-success-message&gt;</text:p>
      <text:p text:style-name="P2"><text:span text:style-name="T3"><text:tab/><text:tab/><text:tab/><text:tab/><text:tab/><text:tab/>Данные о стране </text:span>''{0}'' <text:span text:style-name="T3">удалены</text:span></text:p>
      <text:p text:style-name="P2"><text:span text:style-name="T3"><text:tab/><text:tab/><text:tab/><text:tab/><text:tab/></text:span>&lt;/on-success-message&gt;</text:p>
      <text:p text:style-name="P2"><text:tab/><text:tab/><text:tab/><text:tab/>&lt;/after-execution&gt;</text:p>
      <text:p text:style-name="P2"><text:tab/><text:tab/><text:tab/>&lt;/action&gt;</text:p>
      <text:p text:style-name="P2"><text:tab/><text:tab/>&lt;/tool-bar&gt;</text:p>
      <text:p text:style-name="P2">…..</text:p>
      <text:p text:style-name="P2"><text:tab/>&lt;form&gt;</text:p>
      <text:p text:style-name="P2">&lt;/configuration&gt;</text:p>
      <text:h text:style-name="Heading_20_3" text:outline-level="3"><text:soft-page-break/>action-separator</text:h>
      <text:p text:style-name="P1">Разделитель групп действий. Служит для визуального разделения действий на группы и содержит следующие атрибуты:</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7">Наименование</text:p>
          </table:table-cell>
          <table:table-cell table:style-name="Таблица4.A1" office:value-type="string">
            <text:p text:style-name="P8">Описание</text:p>
          </table:table-cell>
          <table:table-cell table:style-name="Таблица4.A1" office:value-type="string">
            <text:p text:style-name="P8">Значение по умолчанию</text:p>
          </table:table-cell>
          <table:table-cell table:style-name="Таблица4.D1" office:value-type="string">
            <text:p text:style-name="P12">required</text:p>
          </table:table-cell>
        </table:table-row>
        <table:table-row>
          <table:table-cell table:style-name="Таблица4.A2" office:value-type="string">
            <text:p text:style-name="P10">id</text:p>
          </table:table-cell>
          <table:table-cell table:style-name="Таблица4.A2" office:value-type="string">
            <text:p text:style-name="Table_20_Contents">уникальный идентификатор</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style</text:p>
          </table:table-cell>
          <table:table-cell table:style-name="Таблица4.A2" office:value-type="string">
            <text:p text:style-name="P4">дополнительные стили отображения компонента</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styleClass</text:p>
          </table:table-cell>
          <table:table-cell table:style-name="Таблица4.A2" office:value-type="string">
            <text:p text:style-name="P4">дополнительные стили отображения компонента</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addStyleClass</text:p>
          </table:table-cell>
          <table:table-cell table:style-name="Таблица4.A2" office:value-type="string">
            <text:p text:style-name="P4">дополнительные стили отображения компонента, стиль по умолчанию у компонента не удаляется</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order</text:p>
          </table:table-cell>
          <table:table-cell table:style-name="Таблица4.A2" office:value-type="string">
            <text:p text:style-name="P4">порядковый номер при объединении в группы</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merged</text:p>
          </table:table-cell>
          <table:table-cell table:style-name="Таблица4.A2" office:value-type="string">
            <text:p text:style-name="P4">признак участия в объединении при слиянии групп</text:p>
          </table:table-cell>
          <table:table-cell table:style-name="Таблица4.A2" office:value-type="string">
            <text:p text:style-name="P10">false</text:p>
          </table:table-cell>
          <table:table-cell table:style-name="Таблица4.D2" office:value-type="string">
            <text:p text:style-name="P3"/>
          </table:table-cell>
        </table:table-row>
        <table:table-row>
          <table:table-cell table:style-name="Таблица4.A2" office:value-type="string">
            <text:p text:style-name="P10">renedered</text:p>
          </table:table-cell>
          <table:table-cell table:style-name="Таблица4.A2" office:value-type="string">
            <text:p text:style-name="Table_20_Contents"><text:span text:style-name="T3">признак отображения компонента на экране (например при наличии определенной роли Пользователя, наличие совокупности данных на </text:span>plugin'e/widget'e, etc<text:span text:style-name="T3">).</text:span></text:p>
          </table:table-cell>
          <table:table-cell table:style-name="Таблица4.A2" office:value-type="string">
            <text:p text:style-name="P10">true</text:p>
          </table:table-cell>
          <table:table-cell table:style-name="Таблица4.D2" office:value-type="string">
            <text:p text:style-name="P3"/>
          </table:table-cell>
        </table:table-row>
        <table:table-row>
          <table:table-cell table:style-name="Таблица4.A2" office:value-type="string">
            <text:p text:style-name="P10">componentName</text:p>
          </table:table-cell>
          <table:table-cell table:style-name="Таблица4.A2" office:value-type="string">
            <text:p text:style-name="Table_20_Contents"><text:span text:style-name="T3">наименование компонента </text:span>GUI</text:p>
          </table:table-cell>
          <table:table-cell table:style-name="Таблица4.A2" office:value-type="string">
            <text:p text:style-name="P10">action.separator</text:p>
          </table:table-cell>
          <table:table-cell table:style-name="Таблица4.D2" office:value-type="string">
            <text:p text:style-name="P3"/>
          </table:table-cell>
        </table:table-row>
      </table:table>
      <text:p text:style-name="P1">Внешний вид разделителя определяется динамически. Если он принадлежит непосредственно <text:span text:style-name="T1">tool-bar, </text:span>то это вертикальная линия, иначе это горизонтальная линия, разделяющая действия или их группы. </text:p>
      <text:p text:style-name="P1">Разделитель действий не может иметь вложенных элементов и наследуется от одного суперкласса с действиями, что позволяет добавлять его в один список действий плагина.</text:p>
      <text:h text:style-name="Heading_20_3" text:outline-level="3">Примеры описаний</text:h>
      <text:p text:style-name="P2">&lt;tool-bar&gt;</text:p>
      <text:p text:style-name="P2"><text:tab/>&lt;action text=”Refresh” action=”${refresh}”/&gt;</text:p>
      <text:p text:style-name="P2"><text:tab/>&lt;action-separator/&gt;</text:p>
      <text:p text:style-name="P2"><text:tab/>&lt;action id=”create” text=”Create document” action=”createDoc1” merged=”false”&gt;</text:p>
      <text:p text:style-name="P2"><text:tab/><text:tab/><text:tab/>&lt;action text=”Document 1” action=”createDoc1”/&gt;</text:p>
      <text:p text:style-name="P2"><text:tab/><text:tab/><text:tab/>&lt;action text=”Document 2” action=”createDoc2”/&gt;</text:p>
      <text:p text:style-name="P2"><text:tab/>&lt;/action</text:p>
      <text:p text:style-name="P2"><text:tab/>&lt;facet name=”right”&gt;</text:p>
      <text:p text:style-name="P2"><text:tab/><text:tab/><text:tab/>&lt;action text=”Settings” action=”userPage”/&gt;</text:p>
      <text:p text:style-name="P2"><text:tab/><text:tab/><text:tab/>&lt;action text=”Help” action=”someHelp”/&gt;</text:p>
      <text:p text:style-name="P2"><text:tab/>&lt;/right&gt;</text:p>
      <text:p text:style-name="P2">&lt;/tool-bar&gt;</text:p>
      <text:h text:style-name="Heading_20_2" text:outline-level="2"><text:span text:style-name="T3">Навигация в </text:span><text:span text:style-name="T1">Action API</text:span></text:h>
      <text:p text:style-name="Text_20_body">Для возможности навигации используется атрибут <text:span text:style-name="T3">действия</text:span><text:span text:style-name="T1"> action, </text:span><text:span text:style-name="T3">по которому находится </text:span>соответствующе<text:span text:style-name="T3">е правило навигации </text:span><text:span text:style-name="T1">view-rule</text:span><text:span text:style-name="T3">. В правиле </text:span><text:span text:style-name="T1">view-rule </text:span><text:span text:style-name="T3">определяются какой компонент должен быть отображен и какие дополнительный параметры ему передать при </text:span><text:span text:style-name="T3">создании. Также в этом правиле определяется создавать компонент в обычном режиме или в режиме диалогового окна. Все действия, которые начинаются из ключевого слова </text:span><text:span text:style-name="T1">popup: </text:span><text:span text:style-name="T3">- будут выполняться в диалоговом режиме. Также дополнительно в этом режиме, при необходимости, можно задать размеры диалогового окна в </text:span><text:span text:style-name="T1">px </text:span><text:span text:style-name="T6">или %. </text:span></text:p>
      <text:h text:style-name="Heading_20_2" text:outline-level="2"><text:soft-page-break/>Использование диалогов в <text:span text:style-name="T1">Action API</text:span></text:h>
      <text:p text:style-name="P1">Действия содержат ряд атрибутов, которые позволяют вызывать из них диалоговые окна, передавать туда значения, и получать результаты.</text:p>
      <text:h text:style-name="Heading_20_2" text:outline-level="2">Использование <text:span text:style-name="T1">Action API</text:span></text:h>
      <text:p text:style-name="P1">Для плагина определяется список действий, которые доступны для него, с учетом ролей пользователя. <text:span text:style-name="T6">Созданный список действий является основой для описания</text:span> <text:span text:style-name="T1">toolbar, popup-menu,</text:span> <text:span text:style-name="T1">menu-bar plugin'a. </text:span><text:span text:style-name="T6">Можна также для каждого типа плагина определить </text:span><text:span text:style-name="T1">tool-bar </text:span>по умолчанию, который может быть расширен/заменен для конкретного <text:span text:style-name="T1">plugin'a.</text:span></text:p>
      <text:h text:style-name="Heading_20_2" text:outline-level="2">Примеры описания для <text:span text:style-name="T1">action</text:span></text:h>
      <text:p text:style-name="Text_20_body"><text:span text:style-name="T1">view-rule </text:span>описание отображаемых страниц</text:p>
      <text:p text:style-name="Text_20_body">&lt;view-<text:span text:style-name="T1">rule id=”country”</text:span>&gt;</text:p>
      <text:p text:style-name="Text_20_body"><text:tab/>&lt;parameter name=”parameter_name” value=”parameter_value”/&gt;</text:p>
      <text:p text:style-name="Text_20_body"><text:tab/>&lt;view-id&gt;domain-object-surfer-country&lt;/view-id&gt;</text:p>
      <text:p text:style-name="Text_20_body">&lt;/view-rule&gt;</text:p>
      <text:p text:style-name="Text_20_body"/>
      <text:p text:style-name="Text_20_body">Где-то может и во <text:span text:style-name="T1">view- rule </text:span>идет описание плагинов.</text:p>
      <text:p text:style-name="Text_20_body">&lt;plugin view-id=”domain-object-surfer-country”&gt;</text:p>
      <text:p text:style-name="Text_20_body"><text:tab/>&lt;!--domain-object-type-to-create="country" - temp solution - remove later--&gt;</text:p>
      <text:p text:style-name="Text_20_body"><text:s text:c="8"/>&lt;domain-object-surfer domain-object-type-to-create="country"&gt;</text:p>
      <text:p text:style-name="Text_20_body"><text:s text:c="8"/><text:tab/>&lt;collection-viewer&gt;</text:p>
      <text:p text:style-name="Text_20_body"><text:s text:c="20"/><text:tab/>&lt;collection-ref name="Countries"/&gt;</text:p>
      <text:p text:style-name="Text_20_body"><text:s text:c="31"/>&lt;default-sort-criteria column-field="name" order="desc"/&gt;</text:p>
      <text:p text:style-name="Text_20_body"><text:s text:c="31"/>&lt;search-area-ref name="Countries-Search-Area"/&gt;</text:p>
      <text:p text:style-name="Text_20_body"><text:s text:c="31"/>&lt;search-collection-ref name="Countries"/&gt;</text:p>
      <text:p text:style-name="Text_20_body"><text:s text:c="20"/>&lt;/collection-viewer&gt;</text:p>
      <text:p text:style-name="Text_20_body"><text:s text:c="20"/>&lt;toggle-edit&gt;true&lt;/toggle-edit&gt;</text:p>
      <text:p text:style-name="Text_20_body"><text:s text:c="8"/>&lt;/domain-object-surfer&gt;</text:p>
      <text:p text:style-name="Text_20_body">&lt;/plugin&gt;</text:p>
      <text:p text:style-name="Text_20_body"/>
      <text:p text:style-name="Text_20_body">Описание <text:span text:style-name="T1">navigation panel</text:span></text:p>
      <text:p text:style-name="Text_20_body">&lt;navigation name="panel" is-default="true"&gt;</text:p>
      <text:p text:style-name="Text_20_body"><text:tab/>&lt;<text:span text:style-name="T3">action</text:span> id="Geography" display-text="География" image="images/analitika.png" <text:tab/><text:tab/><text:tab/> <text:s text:c="3"/><text:span text:style-name="T1">action</text:span>="<text:span text:style-name="T1">country</text:span>"&gt;</text:p>
      <text:p text:style-name="Text_20_body"><text:span text:style-name="T1"><text:tab/><text:tab/>&lt;action id=”Countries” text= “</text:span>Стран<text:span text:style-name="T3">ы» </text:span><text:span text:style-name="T1">action=”country”/&gt;</text:span></text:p>
      <text:p text:style-name="Text_20_body"><text:tab/>&lt;/action&gt;</text:p>
      <text:p text:style-name="Text_20_body">&lt;/navigatio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text-indent="0cm" style:auto-text-indent="true" style:page-number="auto"/>
      <style:text-properties fo:font-size="12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fo:line-height="100%" fo:text-align="justify" style:justify-single-word="false" fo:text-indent="0cm" style:auto-text-indent="true" style:page-number="auto" fo:background-color="transparent" style:shadow="none" text:number-lines="false" text:line-number="0">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Times New Roman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ext-properties style:font-name="Times New Roman1" fo:font-size="110%"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42cm" fo:margin-bottom="0cm" fo:text-align="start" style:justify-single-word="false" fo:keep-together="auto" fo:text-indent="0cm" style:auto-text-indent="false" style:page-number="auto" fo:keep-with-next="always"/>
      <style:text-properties style:font-name="Times New Roman1" fo:font-size="105%"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tru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31M2S</meta:editing-duration>
    <meta:editing-cycles>339</meta:editing-cycles>
    <meta:generator>OpenOffice/4.0.1$Win32 OpenOffice.org_project/401m5$Build-9714</meta:generator>
    <dc:date>2014-06-13T17:00:21.19</dc:date>
    <dc:creator>Sergey Okolot</dc:creator>
    <meta:document-statistic meta:table-count="5" meta:image-count="0" meta:object-count="0" meta:page-count="10" meta:paragraph-count="407" meta:word-count="1786" meta:character-count="17075"/>
    <meta:user-defined meta:name="Info 1"/>
    <meta:user-defined meta:name="Info 2"/>
    <meta:user-defined meta:name="Info 3"/>
    <meta:user-defined meta:name="Info 4"/>
  </office:meta>
</office:document-meta>
</file>